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officeooo:rsid="001c52fc" officeooo:paragraph-rsid="001c52fc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1cb60c" officeooo:paragraph-rsid="001cb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lean</text:p>
      <text:p text:style-name="P1"/>
      <text:p text:style-name="P1">Social Media Cleaning Bot / Cleanser</text:p>
      <text:p text:style-name="P1"/>
      <text:p text:style-name="P1">Will automatically scroll through your social media website when initiated, and ask if you would like to delete a post, archive, or make it private. </text:p>
      <text:p text:style-name="P1"/>
      <text:p text:style-name="P1">May use arrow keys for selecting an option</text:p>
      <text:p text:style-name="P1"/>
      <text:p text:style-name="P1">left for delete</text:p>
      <text:p text:style-name="P1">right for private</text:p>
      <text:p text:style-name="P1">down for keep</text:p>
      <text:p text:style-name="P1">up for decide later</text:p>
      <text:p text:style-name="P1"/>
      <text:p text:style-name="P2">May include an option to perform automatic OSINT, to assist with self background checks</text:p>
      <text:p text:style-name="P2"/>
      <text:p text:style-name="P2">(disclaimer: this program will not affect what is already archived or saved on external drives, or in the wayback machin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1T09:53:03.502000000</meta:creation-date>
    <dc:date>2021-09-11T09:59:17.600000000</dc:date>
    <meta:editing-duration>PT5M43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0" meta:word-count="87" meta:character-count="507" meta:non-whitespace-character-count="429"/>
  </office:meta>
</office:document-meta>
</file>